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3d65" officeooo:paragraph-rsid="00133d65"/>
    </style:style>
    <style:style style:name="T1" style:family="text">
      <style:text-properties officeooo:rsid="00133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2" text:outline-level="2">Requirements</text:h>
      <text:h text:style-name="Heading_20_3" text:outline-level="3">Authentication</text:h>
      <text:h text:style-name="Heading_20_3" text:outline-level="3">Authorisa<text:span text:style-name="T1">t</text:span>ion</text:h>
      <text:p text:style-name="P1"/>
      <text:p text:style-name="P1"/>
      <text:h text:style-name="Heading_20_3" text:outline-level="3">User Requirements</text:h>
      <text:p text:style-name="P1">Register</text:p>
      <text:p text:style-name="P1">Login</text:p>
      <text:p text:style-name="P1">Forgot password</text:p>
      <text:p text:style-name="P1">Profile</text:p>
      <text:p text:style-name="P1"/>
      <text:p text:style-name="P1">SSH key already existed on your GitHub account: /home/sujith/.ssh/id_ed25519.p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4-02-22T11:10:24.849269266</meta:creation-date>
    <dc:date>2024-02-22T11:44:22.081914782</dc:date>
    <dc:creator>Sujith </dc:creator>
    <meta:editing-duration>PT34M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9" meta:character-count="171" meta:non-whitespace-character-count="161"/>
  </office:meta>
</office:document-meta>
</file>